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366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0__Metrics</text:p>
          </table:table-cell>
          <table:table-cell office:value-type="float" office:value="0.127022150812" calcext:value-type="float">
            <text:p>0.1270221508</text:p>
          </table:table-cell>
        </table:table-row>
        <table:table-row table:style-name="ro1">
          <table:table-cell office:value-type="string" calcext:value-type="string">
            <text:p>org.apache.hadoop.mapred</text:p>
          </table:table-cell>
          <table:table-cell office:value-type="float" office:value="0.0419429331584" calcext:value-type="float">
            <text:p>0.0419429332</text:p>
          </table:table-cell>
        </table:table-row>
        <table:table-row table:style-name="ro1">
          <table:table-cell office:value-type="string" calcext:value-type="string">
            <text:p>37__Tracker_Protocols</text:p>
          </table:table-cell>
          <table:table-cell office:value-type="float" office:value="0.243687499651" calcext:value-type="float">
            <text:p>0.2436874997</text:p>
          </table:table-cell>
        </table:table-row>
        <table:table-row table:style-name="ro1">
          <table:table-cell office:value-type="string" calcext:value-type="string">
            <text:p>30__InterDataNode_Protocol</text:p>
          </table:table-cell>
          <table:table-cell office:value-type="float" office:value="0.0529133759308" calcext:value-type="float">
            <text:p>0.0529133759</text:p>
          </table:table-cell>
        </table:table-row>
        <table:table-row table:style-name="ro1">
          <table:table-cell office:value-type="string" calcext:value-type="string">
            <text:p>43__Multiple_Output_File_Formatting</text:p>
          </table:table-cell>
          <table:table-cell office:value-type="float" office:value="0.473444226228" calcext:value-type="float">
            <text:p>0.4734442262</text:p>
          </table:table-cell>
        </table:table-row>
        <table:table-row table:style-name="ro1">
          <table:table-cell office:value-type="string" calcext:value-type="string">
            <text:p>3b__Input_Format_Data_Structures</text:p>
          </table:table-cell>
          <table:table-cell office:value-type="float" office:value="0.936208114874" calcext:value-type="float">
            <text:p>0.9362081149</text:p>
          </table:table-cell>
        </table:table-row>
        <table:table-row table:style-name="ro1">
          <table:table-cell office:value-type="string" calcext:value-type="string">
            <text:p>21__JobClient</text:p>
          </table:table-cell>
          <table:table-cell office:value-type="float" office:value="0.186265505838" calcext:value-type="float">
            <text:p>0.1862655058</text:p>
          </table:table-cell>
        </table:table-row>
        <table:table-row table:style-name="ro1">
          <table:table-cell office:value-type="string" calcext:value-type="string">
            <text:p>42__Chain_MapReduce</text:p>
          </table:table-cell>
          <table:table-cell office:value-type="float" office:value="0.745724755123" calcext:value-type="float">
            <text:p>0.7457247551</text:p>
          </table:table-cell>
        </table:table-row>
        <table:table-row table:style-name="ro1">
          <table:table-cell office:value-type="string" calcext:value-type="string">
            <text:p>16__Namenode</text:p>
          </table:table-cell>
          <table:table-cell office:value-type="float" office:value="0.0628392204281" calcext:value-type="float">
            <text:p>0.0628392204</text:p>
          </table:table-cell>
        </table:table-row>
        <table:table-row table:style-name="ro1">
          <table:table-cell office:value-type="string" calcext:value-type="string">
            <text:p>46__KeyFieldBasedPartitioner</text:p>
          </table:table-cell>
          <table:table-cell office:value-type="float" office:value="0.458066905683" calcext:value-type="float">
            <text:p>0.4580669057</text:p>
          </table:table-cell>
        </table:table-row>
        <table:table-row table:style-name="ro1">
          <table:table-cell office:value-type="string" calcext:value-type="string">
            <text:p>16b__Transfer_HDFS_over_HTTP</text:p>
          </table:table-cell>
          <table:table-cell office:value-type="float" office:value="0.0867560485423" calcext:value-type="float">
            <text:p>0.0867560485</text:p>
          </table:table-cell>
        </table:table-row>
        <table:table-row table:style-name="ro1">
          <table:table-cell office:value-type="string" calcext:value-type="string">
            <text:p>org.apache.hadoop.ipc</text:p>
          </table:table-cell>
          <table:table-cell office:value-type="float" office:value="0.103305122928" calcext:value-type="float">
            <text:p>0.1033051229</text:p>
          </table:table-cell>
        </table:table-row>
        <table:table-row table:style-name="ro1">
          <table:table-cell office:value-type="string" calcext:value-type="string">
            <text:p>41__JvmManager</text:p>
          </table:table-cell>
          <table:table-cell office:value-type="float" office:value="0.278128782333" calcext:value-type="float">
            <text:p>0.2781287823</text:p>
          </table:table-cell>
        </table:table-row>
        <table:table-row table:style-name="ro1">
          <table:table-cell office:value-type="string" calcext:value-type="string">
            <text:p>org.apache.hadoop.record</text:p>
          </table:table-cell>
          <table:table-cell office:value-type="float" office:value="0.0941498148612" calcext:value-type="float">
            <text:p>0.0941498149</text:p>
          </table:table-cell>
        </table:table-row>
        <table:table-row table:style-name="ro1">
          <table:table-cell office:value-type="string" calcext:value-type="string">
            <text:p>22__Job_History</text:p>
          </table:table-cell>
          <table:table-cell office:value-type="float" office:value="0.428113120543" calcext:value-type="float">
            <text:p>0.4281131205</text:p>
          </table:table-cell>
        </table:table-row>
        <table:table-row table:style-name="ro1">
          <table:table-cell office:value-type="string" calcext:value-type="string">
            <text:p>org.apache.hadoop.conf</text:p>
          </table:table-cell>
          <table:table-cell office:value-type="float" office:value="0.254244812117" calcext:value-type="float">
            <text:p>0.2542448121</text:p>
          </table:table-cell>
        </table:table-row>
        <table:table-row table:style-name="ro1">
          <table:table-cell office:value-type="string" calcext:value-type="string">
            <text:p>47__Value_Aggregator</text:p>
          </table:table-cell>
          <table:table-cell office:value-type="float" office:value="0.290105125322" calcext:value-type="float">
            <text:p>0.2901051253</text:p>
          </table:table-cell>
        </table:table-row>
        <table:table-row table:style-name="ro1">
          <table:table-cell office:value-type="string" calcext:value-type="string">
            <text:p>4__DFS_Utils</text:p>
          </table:table-cell>
          <table:table-cell office:value-type="float" office:value="0.0516343554391" calcext:value-type="float">
            <text:p>0.0516343554</text:p>
          </table:table-cell>
        </table:table-row>
        <table:table-row table:style-name="ro1">
          <table:table-cell office:value-type="string" calcext:value-type="string">
            <text:p>16d__Secondary_Name_Node</text:p>
          </table:table-cell>
          <table:table-cell office:value-type="float" office:value="0.101822343005" calcext:value-type="float">
            <text:p>0.101822343</text:p>
          </table:table-cell>
        </table:table-row>
        <table:table-row table:style-name="ro1">
          <table:table-cell office:value-type="string" calcext:value-type="string">
            <text:p>36__Sequence_File_Handling</text:p>
          </table:table-cell>
          <table:table-cell office:value-type="float" office:value="0.341833693018" calcext:value-type="float">
            <text:p>0.341833693</text:p>
          </table:table-cell>
        </table:table-row>
        <table:table-row table:style-name="ro1">
          <table:table-cell office:value-type="string" calcext:value-type="string">
            <text:p>14__Task_(Data_storage_component)</text:p>
          </table:table-cell>
          <table:table-cell office:value-type="float" office:value="0.0752636710194" calcext:value-type="float">
            <text:p>0.075263671</text:p>
          </table:table-cell>
        </table:table-row>
        <table:table-row table:style-name="ro1">
          <table:table-cell office:value-type="string" calcext:value-type="string">
            <text:p>34a__Mapred_client</text:p>
          </table:table-cell>
          <table:table-cell office:value-type="float" office:value="0.0488075291207" calcext:value-type="float">
            <text:p>0.0488075291</text:p>
          </table:table-cell>
        </table:table-row>
        <table:table-row table:style-name="ro1">
          <table:table-cell office:value-type="string" calcext:value-type="string">
            <text:p>11__Balancer</text:p>
          </table:table-cell>
          <table:table-cell office:value-type="float" office:value="0.0107409643153" calcext:value-type="float">
            <text:p>0.0107409643</text:p>
          </table:table-cell>
        </table:table-row>
        <table:table-row table:style-name="ro1">
          <table:table-cell office:value-type="string" calcext:value-type="string">
            <text:p>1__Other_utilities</text:p>
          </table:table-cell>
          <table:table-cell office:value-type="float" office:value="0.0245028910589" calcext:value-type="float">
            <text:p>0.0245028911</text:p>
          </table:table-cell>
        </table:table-row>
        <table:table-row table:style-name="ro1">
          <table:table-cell office:value-type="string" calcext:value-type="string">
            <text:p>4a__HDFS_Upgrade_Management</text:p>
          </table:table-cell>
          <table:table-cell office:value-type="float" office:value="0.379311319525" calcext:value-type="float">
            <text:p>0.3793113195</text:p>
          </table:table-cell>
        </table:table-row>
        <table:table-row table:style-name="ro1">
          <table:table-cell office:value-type="string" calcext:value-type="string">
            <text:p>19__Distributed_File_System</text:p>
          </table:table-cell>
          <table:table-cell office:value-type="float" office:value="0.303593403366" calcext:value-type="float">
            <text:p>0.3035934034</text:p>
          </table:table-cell>
        </table:table-row>
        <table:table-row table:style-name="ro1">
          <table:table-cell office:value-type="string" calcext:value-type="string">
            <text:p>7__Filters</text:p>
          </table:table-cell>
          <table:table-cell office:value-type="float" office:value="0.135834148146" calcext:value-type="float">
            <text:p>0.1358341481</text:p>
          </table:table-cell>
        </table:table-row>
        <table:table-row table:style-name="ro1">
          <table:table-cell office:value-type="string" calcext:value-type="string">
            <text:p>23__Progress</text:p>
          </table:table-cell>
          <table:table-cell office:value-type="float" office:value="0.207853552634" calcext:value-type="float">
            <text:p>0.2078535526</text:p>
          </table:table-cell>
        </table:table-row>
        <table:table-row table:style-name="ro1">
          <table:table-cell office:value-type="string" calcext:value-type="string">
            <text:p>35__Job_Tracking</text:p>
          </table:table-cell>
          <table:table-cell office:value-type="float" office:value="0.140026271127" calcext:value-type="float">
            <text:p>0.1400262711</text:p>
          </table:table-cell>
        </table:table-row>
        <table:table-row table:style-name="ro1">
          <table:table-cell office:value-type="string" calcext:value-type="string">
            <text:p>20__DataNode</text:p>
          </table:table-cell>
          <table:table-cell office:value-type="float" office:value="0.128431569931" calcext:value-type="float">
            <text:p>0.1284315699</text:p>
          </table:table-cell>
        </table:table-row>
        <table:table-row table:style-name="ro1">
          <table:table-cell office:value-type="string" calcext:value-type="string">
            <text:p>27__DFS_Tools</text:p>
          </table:table-cell>
          <table:table-cell office:value-type="float" office:value="0.135691651006" calcext:value-type="float">
            <text:p>0.135691651</text:p>
          </table:table-cell>
        </table:table-row>
        <table:table-row table:style-name="ro1">
          <table:table-cell office:value-type="string" calcext:value-type="string">
            <text:p>33__Orphaned_Protocol_Utilities</text:p>
          </table:table-cell>
          <table:table-cell office:value-type="float" office:value="0.0561500683802" calcext:value-type="float">
            <text:p>0.0561500684</text:p>
          </table:table-cell>
        </table:table-row>
        <table:table-row table:style-name="ro1">
          <table:table-cell office:value-type="string" calcext:value-type="string">
            <text:p>9__Network_Utilities</text:p>
          </table:table-cell>
          <table:table-cell office:value-type="float" office:value="0.220770007767" calcext:value-type="float">
            <text:p>0.2207700078</text:p>
          </table:table-cell>
        </table:table-row>
        <table:table-row table:style-name="ro1">
          <table:table-cell office:value-type="string" calcext:value-type="string">
            <text:p>49__C++_Pipes_Job</text:p>
          </table:table-cell>
          <table:table-cell office:value-type="float" office:value="0.169939844709" calcext:value-type="float">
            <text:p>0.1699398447</text:p>
          </table:table-cell>
        </table:table-row>
        <table:table-row table:style-name="ro1">
          <table:table-cell office:value-type="string" calcext:value-type="string">
            <text:p>34__Mapred_utilities</text:p>
          </table:table-cell>
          <table:table-cell office:value-type="float" office:value="0.124836678235" calcext:value-type="float">
            <text:p>0.1248366782</text:p>
          </table:table-cell>
        </table:table-row>
        <table:table-row table:style-name="ro1">
          <table:table-cell office:value-type="string" calcext:value-type="string">
            <text:p>org.apache.hadoop.io</text:p>
          </table:table-cell>
          <table:table-cell office:value-type="float" office:value="0.0674579760661" calcext:value-type="float">
            <text:p>0.0674579761</text:p>
          </table:table-cell>
        </table:table-row>
        <table:table-row table:style-name="ro1">
          <table:table-cell office:value-type="string" calcext:value-type="string">
            <text:p>45__TotalOrderPartitioner</text:p>
          </table:table-cell>
          <table:table-cell office:value-type="float" office:value="0.0642262853636" calcext:value-type="float">
            <text:p>0.0642262854</text:p>
          </table:table-cell>
        </table:table-row>
        <table:table-row table:style-name="ro1">
          <table:table-cell office:value-type="string" calcext:value-type="string">
            <text:p>2__Join_utilities</text:p>
          </table:table-cell>
          <table:table-cell office:value-type="float" office:value="0.104916695955" calcext:value-type="float">
            <text:p>0.104916696</text:p>
          </table:table-cell>
        </table:table-row>
        <table:table-row table:style-name="ro1">
          <table:table-cell office:value-type="string" calcext:value-type="string">
            <text:p>org.apache.hadoop.lo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_Protocol_Utilities</text:p>
          </table:table-cell>
          <table:table-cell office:value-type="float" office:value="0.125240097651" calcext:value-type="float">
            <text:p>0.1252400977</text:p>
          </table:table-cell>
        </table:table-row>
        <table:table-row table:style-name="ro1">
          <table:table-cell office:value-type="string" calcext:value-type="string">
            <text:p>39__JobQueueCli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g.apache.hadoop.hdfs</text:p>
          </table:table-cell>
          <table:table-cell office:value-type="float" office:value="0.000761011707553" calcext:value-type="float">
            <text:p>0.0007610117</text:p>
          </table:table-cell>
        </table:table-row>
        <table:table-row table:style-name="ro1">
          <table:table-cell office:value-type="string" calcext:value-type="string">
            <text:p>29__Namenode_Protocol</text:p>
          </table:table-cell>
          <table:table-cell office:value-type="float" office:value="0.00797544950165" calcext:value-type="float">
            <text:p>0.0079754495</text:p>
          </table:table-cell>
        </table:table-row>
        <table:table-row table:style-name="ro1">
          <table:table-cell office:value-type="string" calcext:value-type="string">
            <text:p>5__FSDataSet</text:p>
          </table:table-cell>
          <table:table-cell office:value-type="float" office:value="0.231188820432" calcext:value-type="float">
            <text:p>0.2311888204</text:p>
          </table:table-cell>
        </table:table-row>
        <table:table-row table:style-name="ro1">
          <table:table-cell office:value-type="string" calcext:value-type="string">
            <text:p>16e__Core_Name_Node_Structures</text:p>
          </table:table-cell>
          <table:table-cell office:value-type="float" office:value="0.347875384602" calcext:value-type="float">
            <text:p>0.3478753846</text:p>
          </table:table-cell>
        </table:table-row>
        <table:table-row table:style-name="ro1">
          <table:table-cell office:value-type="string" calcext:value-type="string">
            <text:p>3__Domain_data_structures</text:p>
          </table:table-cell>
          <table:table-cell office:value-type="float" office:value="0.0632158819363" calcext:value-type="float">
            <text:p>0.0632158819</text:p>
          </table:table-cell>
        </table:table-row>
        <table:table-row table:style-name="ro1">
          <table:table-cell office:value-type="string" calcext:value-type="string">
            <text:p>31__Client_Protocol</text:p>
          </table:table-cell>
          <table:table-cell office:value-type="float" office:value="0.0686180251819" calcext:value-type="float">
            <text:p>0.0686180252</text:p>
          </table:table-cell>
        </table:table-row>
        <table:table-row table:style-name="ro1">
          <table:table-cell office:value-type="string" calcext:value-type="string">
            <text:p>40__JobShe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__Task_Tracking_and_Running</text:p>
          </table:table-cell>
          <table:table-cell office:value-type="float" office:value="0.175734882307" calcext:value-type="float">
            <text:p>0.1757348823</text:p>
          </table:table-cell>
        </table:table-row>
        <table:table-row table:style-name="ro1">
          <table:table-cell office:value-type="string" calcext:value-type="string">
            <text:p>28__HTTP_Protocol_Access</text:p>
          </table:table-cell>
          <table:table-cell office:value-type="float" office:value="0.212691665169" calcext:value-type="float">
            <text:p>0.2126916652</text:p>
          </table:table-cell>
        </table:table-row>
        <table:table-row table:style-name="ro1">
          <table:table-cell office:value-type="string" calcext:value-type="string">
            <text:p>16c__Client-facing_Exceptions</text:p>
          </table:table-cell>
          <table:table-cell office:value-type="float" office:value="0.184891969471" calcext:value-type="float">
            <text:p>0.1848919695</text:p>
          </table:table-cell>
        </table:table-row>
        <table:table-row table:style-name="ro1">
          <table:table-cell office:value-type="string" calcext:value-type="string">
            <text:p>org.apache.hadoop.htt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__DelegatingMapper</text:p>
          </table:table-cell>
          <table:table-cell office:value-type="float" office:value="0.341370527557" calcext:value-type="float">
            <text:p>0.3413705276</text:p>
          </table:table-cell>
        </table:table-row>
        <table:table-row table:style-name="ro1">
          <table:table-cell office:value-type="string" calcext:value-type="string">
            <text:p>3a__Security_Data_Structures</text:p>
          </table:table-cell>
          <table:table-cell office:value-type="float" office:value="0.636772706443" calcext:value-type="float">
            <text:p>0.6367727064</text:p>
          </table:table-cell>
        </table:table-row>
        <table:table-row table:style-name="ro1">
          <table:table-cell office:value-type="string" calcext:value-type="string">
            <text:p>16a__NameNode_HDFS_Protocol_Core</text:p>
          </table:table-cell>
          <table:table-cell office:value-type="float" office:value="0.142862897015" calcext:value-type="float">
            <text:p>0.142862897</text:p>
          </table:table-cell>
        </table:table-row>
        <table:table-row table:style-name="ro1">
          <table:table-cell office:value-type="string" calcext:value-type="string">
            <text:p>29a__Datanode_Protocol</text:p>
          </table:table-cell>
          <table:table-cell office:value-type="float" office:value="0.105823357516" calcext:value-type="float">
            <text:p>0.1058233575</text:p>
          </table:table-cell>
        </table:table-row>
        <table:table-row table:style-name="ro1">
          <table:table-cell office:value-type="string" calcext:value-type="string">
            <text:p>13__Connectors</text:p>
          </table:table-cell>
          <table:table-cell office:value-type="float" office:value="0.242786567029" calcext:value-type="float">
            <text:p>0.242786567</text:p>
          </table:table-cell>
        </table:table-row>
        <table:table-row table:style-name="ro1">
          <table:table-cell office:value-type="string" calcext:value-type="string">
            <text:p>24__FS_Logging</text:p>
          </table:table-cell>
          <table:table-cell office:value-type="float" office:value="0.222960443518" calcext:value-type="float">
            <text:p>0.2229604435</text:p>
          </table:table-cell>
        </table:table-row>
        <table:table-row table:style-name="ro1">
          <table:table-cell office:value-type="string" calcext:value-type="string">
            <text:p>org.apache.hadoop.filecach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g.apache.hadoop.fs</text:p>
          </table:table-cell>
          <table:table-cell office:value-type="float" office:value="0.0500563015021" calcext:value-type="float">
            <text:p>0.0500563015</text:p>
          </table:table-cell>
        </table:table-row>
        <table:table-row table:style-name="ro1">
          <table:table-cell office:value-type="string" calcext:value-type="string">
            <text:p>org.apache.hadoop.net</text:p>
          </table:table-cell>
          <table:table-cell office:value-type="float" office:value="0.0832027374548" calcext:value-type="float">
            <text:p>0.0832027375</text:p>
          </table:table-cell>
        </table:table-row>
        <table:table-row table:style-name="ro1">
          <table:table-cell office:value-type="string" calcext:value-type="string">
            <text:p>48__DB_I/O</text:p>
          </table:table-cell>
          <table:table-cell office:value-type="float" office:value="0.302877355663" calcext:value-type="float">
            <text:p>0.3028773557</text:p>
          </table:table-cell>
        </table:table-row>
        <table:table-row table:style-name="ro1">
          <table:table-cell office:value-type="string" calcext:value-type="string">
            <text:p>50__C++_Pipes_Protocol</text:p>
          </table:table-cell>
          <table:table-cell office:value-type="float" office:value="0.0929455442747" calcext:value-type="float">
            <text:p>0.0929455443</text:p>
          </table:table-cell>
        </table:table-row>
        <table:table-row table:style-name="ro1">
          <table:table-cell office:value-type="string" calcext:value-type="string">
            <text:p>32__Client_Datanode_Protoco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g.apache.hadoop.securit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AVERAGE([.B1:.B65])" office:value-type="float" office:value="0.175329447069109" calcext:value-type="float">
            <text:p>0.17532944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0T22:25:29.983569181</dc:date>
    <dc:creator>Joshua Garcia</dc:creator>
    <meta:document-statistic meta:table-count="1" meta:cell-count="131" meta:object-count="0"/>
    <meta:generator>LibreOffice/4.1.2.3$Linux_X86_64 LibreOffice_project/410m0$Build-3</meta:generator>
  </office:meta>
</office:document-meta>
</file>